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2.127cm"/>
    </style:style>
    <style:style style:name="co5" style:family="table-column">
      <style:table-column-properties fo:break-before="auto" style:column-width="3.51cm"/>
    </style:style>
    <style:style style:name="co6" style:family="table-column">
      <style:table-column-properties fo:break-before="auto" style:column-width="3.8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8cm" svg:height="9.005cm" svg:x="0.195cm" svg:y="2.47cm">
            <draw:object draw:notify-on-update-of-ranges="Sheet1.B2:Sheet1.B5 Sheet1.C1:Sheet1.C1 Sheet1.C2:Sheet1.C5 Sheet1.D1:Sheet1.D1 Sheet1.D2:Sheet1.D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map count</text:p>
          </table:table-cell>
          <table:table-cell office:value-type="string" calcext:value-type="string">
            <text:p>traditional into</text:p>
          </table:table-cell>
          <table:table-cell office:value-type="string" calcext:value-type="string">
            <text:p>vector-to-arra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(0.909862+1.02323+0.882862)/3" office:value-type="float" office:value="0.938651333333333" calcext:value-type="float">
            <text:p>0.94</text:p>
          </table:table-cell>
          <table:table-cell table:formula="of:=(0.494231+0.49805+0.366579)/3" office:value-type="float" office:value="0.452953333333333" calcext:value-type="float">
            <text:p>0.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formula="of:=(8.87624+9.306223+9.199498)/3" office:value-type="float" office:value="9.12732033333333" calcext:value-type="float">
            <text:p>9.13</text:p>
          </table:table-cell>
          <table:table-cell table:formula="of:=(1.441999+1.074547+0.86978)/3" office:value-type="float" office:value="1.12877533333333" calcext:value-type="float">
            <text:p>1.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formula="of:=(87.335919+ 87.411932+86.848987)/3" office:value-type="float" office:value="87.198946" calcext:value-type="float">
            <text:p>87.20</text:p>
          </table:table-cell>
          <table:table-cell table:formula="of:=(7.787135+5.295155+5.262184)/3" office:value-type="float" office:value="6.11482466666667" calcext:value-type="float">
            <text:p>6.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0" calcext:value-type="float">
            <text:p>10000000</text:p>
          </table:table-cell>
          <table:table-cell table:formula="of:=(1147.997288+1072.025288+735.611392)/3" office:value-type="float" office:value="985.211322666667" calcext:value-type="float">
            <text:p>985.21</text:p>
          </table:table-cell>
          <table:table-cell table:formula="of:=(35.345469+118.804237+33.33551)/3" office:value-type="float" office:value="62.495072" calcext:value-type="float">
            <text:p>62.5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B2:Sheet1.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20:07:03.191429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5:38:14.675941709</meta:creation-date>
    <dc:date>2014-11-16T20:07:14.005180262</dc:date>
    <meta:editing-duration>PT1M14S</meta:editing-duration>
    <meta:editing-cycles>3</meta:editing-cycles>
    <meta:generator>LibreOffice/4.3.3.1$Linux_X86_64 LibreOffice_project/430$Build-1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line" chart:style-name="ch1">
        <chart:legend chart:legend-position="end" svg:x="12.495cm" svg:y="3.955cm" style:legend-expansion="high" chart:style-name="ch2"/>
        <chart:plot-area chart:style-name="ch3" table:cell-range-address="Sheet1.B2:Sheet1.D5 Sheet1.C1:Sheet1.D1" chart:data-source-has-labels="both" svg:x="1.331cm" svg:y="0.18cm" svg:width="10.844cm" svg:height="7.665cm">
          <chartooo:coordinate-region svg:x="2.799cm" svg:y="0.38cm" svg:width="8.633cm" svg:height="6.818cm"/>
          <chart:axis chart:dimension="x" chart:name="primary-x" chart:style-name="ch4" chartooo:axis-type="auto">
            <chartooo:date-scale/>
            <chart:title svg:x="5.928cm" svg:y="8.025cm" chart:style-name="ch5">
              <text:p>map count</text:p>
            </chart:title>
            <chart:categories table:cell-range-address="Sheet1.B2:Sheet1.B5"/>
          </chart:axis>
          <chart:axis chart:dimension="y" chart:name="primary-y" chart:style-name="ch6">
            <chart:title svg:x="0.451cm" svg:y="4.466cm" chart:style-name="ch7">
              <text:p>millis</text:p>
            </chart:title>
            <chart:grid chart:style-name="ch8" chart:class="major"/>
          </chart:axis>
          <chart:series chart:style-name="ch9" chart:values-cell-range-address="Sheet1.C2:Sheet1.C5" chart:label-cell-address="Sheet1.C1:Sheet1.C1" chart:class="chart:line">
            <chart:data-point chart:repeated="4"/>
          </chart:series>
          <chart:series chart:style-name="ch10" chart:values-cell-range-address="Sheet1.D2:Sheet1.D5" chart:label-cell-address="Sheet1.D1:Sheet1.D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ditional into</text:p>
                <draw:g>
                  <svg:desc>Sheet1.C1:Sheet1.C1</svg:desc>
                </draw:g>
              </table:table-cell>
              <table:table-cell office:value-type="string">
                <text:p>vector-to-arra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B2:Sheet1.B5</svg:desc>
                </draw:g>
              </table:table-cell>
              <table:table-cell office:value-type="float" office:value="0.938651333333333">
                <text:p>0.938651333333333</text:p>
                <draw:g>
                  <svg:desc>Sheet1.C2:Sheet1.C5</svg:desc>
                </draw:g>
              </table:table-cell>
              <table:table-cell office:value-type="float" office:value="0.452953333333333">
                <text:p>0.452953333333333</text:p>
                <draw:g>
                  <svg:desc>Sheet1.D2:Sheet1.D5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.12732033333333">
                <text:p>9.12732033333333</text:p>
              </table:table-cell>
              <table:table-cell office:value-type="float" office:value="1.12877533333333">
                <text:p>1.128775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87.198946">
                <text:p>87.198946</text:p>
              </table:table-cell>
              <table:table-cell office:value-type="float" office:value="6.11482466666667">
                <text:p>6.1148246666666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985.211322666667">
                <text:p>985.211322666667</text:p>
              </table:table-cell>
              <table:table-cell office:value-type="float" office:value="62.495072">
                <text:p>62.495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1$Linux_X86_64 LibreOffice_project/4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